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SimSun" style:font-name-complex="Tahoma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/>
          <table:table-cell office:value-type="string">
            <text:p>龙山</text:p>
          </table:table-cell>
          <table:table-cell table:number-columns-repeated="2"/>
          <table:table-cell office:value-type="string">
            <text:p>泸溪</text:p>
          </table:table-cell>
          <table:table-cell/>
          <table:table-cell office:value-type="string">
            <text:p>词义</text:p>
          </table:table-cell>
          <table:table-cell office:value-type="string">
            <text:p>茶堡</text:p>
          </table:table-cell>
          <table:table-cell office:value-type="string">
            <text:p>藏语</text:p>
          </table:table-cell>
          <table:table-cell office:value-type="string">
            <text:p>汉语</text:p>
          </table:table-cell>
          <table:table-cell office:value-type="string">
            <text:p>借词</text:p>
          </table:table-cell>
          <table:table-cell office:value-type="string">
            <text:p>卡岭语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ɯè</text:p>
          </table:table-cell>
          <table:table-cell office:value-type="string">
            <text:p>ɯe</text:p>
          </table:table-cell>
          <table:table-cell office:value-type="float" office:value="35">
            <text:p>35</text:p>
          </table:table-cell>
          <table:table-cell office:value-type="string">
            <text:p>mɯe21</text:p>
          </table:table-cell>
          <table:table-cell/>
          <table:table-cell office:value-type="string">
            <text:p>天</text:p>
          </table:table-cell>
          <table:table-cell office:value-type="string">
            <text:p>tɯ-mɯ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̀u</text:p>
          </table:table-cell>
          <table:table-cell office:value-type="string">
            <text:p>au</text:p>
          </table:table-cell>
          <table:table-cell office:value-type="float" office:value="21">
            <text:p>21</text:p>
          </table:table-cell>
          <table:table-cell office:value-type="string">
            <text:p>lo35 ji55</text:p>
          </table:table-cell>
          <table:table-cell/>
          <table:table-cell office:value-type="string">
            <text:p>太阳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ù sù</text:p>
          </table:table-cell>
          <table:table-cell office:value-type="string">
            <text:p>u</text:p>
          </table:table-cell>
          <table:table-cell office:value-type="float" office:value="21">
            <text:p>21</text:p>
          </table:table-cell>
          <table:table-cell office:value-type="string">
            <text:p>lo35 ɕi55</text:p>
          </table:table-cell>
          <table:table-cell/>
          <table:table-cell office:value-type="string">
            <text:p>月亮</text:p>
          </table:table-cell>
          <table:table-cell office:value-type="string">
            <text:p>tɯ-sla?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ziě sú</text:p>
          </table:table-cell>
          <table:table-cell office:value-type="string">
            <text:p>ie</text:p>
          </table:table-cell>
          <table:table-cell office:value-type="float" office:value="35">
            <text:p>35</text:p>
          </table:table-cell>
          <table:table-cell office:value-type="string">
            <text:p>zie33ŋɯe21</text:p>
          </table:table-cell>
          <table:table-cell/>
          <table:table-cell office:value-type="string">
            <text:p>风</text:p>
          </table:table-cell>
          <table:table-cell office:value-type="string">
            <text:p>qale?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ɯě tsiè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office:value-type="string">
            <text:p>zie35dzi55</text:p>
          </table:table-cell>
          <table:table-cell office:value-type="string">
            <text:p>dz</text:p>
          </table:table-cell>
          <table:table-cell office:value-type="string">
            <text:p>雨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string">
            <text:p>sǔ sǔ </text:p>
          </table:table-cell>
          <table:table-cell office:value-type="string">
            <text:p>u</text:p>
          </table:table-cell>
          <table:table-cell office:value-type="float" office:value="35">
            <text:p>35</text:p>
          </table:table-cell>
          <table:table-cell office:value-type="string">
            <text:p>su21su21</text:p>
          </table:table-cell>
          <table:table-cell/>
          <table:table-cell office:value-type="string">
            <text:p>雪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shiè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office:value-type="string">
            <text:p>tshie35</text:p>
          </table:table-cell>
          <table:table-cell/>
          <table:table-cell office:value-type="string">
            <text:p>水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î</text:p>
          </table:table-cell>
          <table:table-cell office:value-type="string">
            <text:p>i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string">
            <text:p>地</text:p>
          </table:table-cell>
          <table:table-cell table:number-columns-repeated="2"/>
          <table:table-cell office:value-type="string">
            <text:p>地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ŋô</text:p>
          </table:table-cell>
          <table:table-cell office:value-type="string">
            <text:p>o</text:p>
          </table:table-cell>
          <table:table-cell office:value-type="float" office:value="53">
            <text:p>53</text:p>
          </table:table-cell>
          <table:table-cell office:value-type="string">
            <text:p>ŋa21</text:p>
          </table:table-cell>
          <table:table-cell/>
          <table:table-cell office:value-type="string">
            <text:p>银子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thòŋ</text:p>
          </table:table-cell>
          <table:table-cell office:value-type="string">
            <text:p>oŋ</text:p>
          </table:table-cell>
          <table:table-cell office:value-type="float" office:value="21">
            <text:p>21</text:p>
          </table:table-cell>
          <table:table-cell office:value-type="string">
            <text:p>doŋ21</text:p>
          </table:table-cell>
          <table:table-cell/>
          <table:table-cell office:value-type="string">
            <text:p>铜</text:p>
          </table:table-cell>
          <table:table-cell table:number-columns-repeated="2"/>
          <table:table-cell office:value-type="string">
            <text:p>铜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ɕiê</text:p>
          </table:table-cell>
          <table:table-cell office:value-type="string">
            <text:p>ie</text:p>
          </table:table-cell>
          <table:table-cell office:value-type="float" office:value="53">
            <text:p>53</text:p>
          </table:table-cell>
          <table:table-cell office:value-type="string">
            <text:p>ɕie35</text:p>
          </table:table-cell>
          <table:table-cell/>
          <table:table-cell office:value-type="string">
            <text:p>铁</text:p>
          </table:table-cell>
          <table:table-cell office:value-type="string">
            <text:p>ɕom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ɕ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office:value-type="string">
            <text:p>ɕi33</text:p>
          </table:table-cell>
          <table:table-cell/>
          <table:table-cell office:value-type="string">
            <text:p>锡</text:p>
          </table:table-cell>
          <table:table-cell table:number-columns-repeated="2"/>
          <table:table-cell office:value-type="string">
            <text:p>锡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number-columns-repeated="3"/>
          <table:table-cell office:value-type="string">
            <text:p>lɯ35</text:p>
          </table:table-cell>
          <table:table-cell/>
          <table:table-cell office:value-type="string">
            <text:p>石头</text:p>
          </table:table-cell>
          <table:table-cell table:number-columns-repeated="4"/>
          <table:table-cell office:value-type="string">
            <text:p>lūŋ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mɯè</text:p>
          </table:table-cell>
          <table:table-cell office:value-type="string">
            <text:p>ɯe</text:p>
          </table:table-cell>
          <table:table-cell office:value-type="float" office:value="21">
            <text:p>21</text:p>
          </table:table-cell>
          <table:table-cell office:value-type="string">
            <text:p>mɯe21</text:p>
          </table:table-cell>
          <table:table-cell/>
          <table:table-cell office:value-type="string">
            <text:p>煤</text:p>
          </table:table-cell>
          <table:table-cell table:number-columns-repeated="2"/>
          <table:table-cell office:value-type="string">
            <text:p>煤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à th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office:value-type="string">
            <text:p>a21di35</text:p>
          </table:table-cell>
          <table:table-cell/>
          <table:table-cell office:value-type="string">
            <text:p>下面</text:p>
          </table:table-cell>
          <table:table-cell table:number-columns-repeated="6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lòŋ</text:p>
          </table:table-cell>
          <table:table-cell office:value-type="string">
            <text:p>oŋ</text:p>
          </table:table-cell>
          <table:table-cell office:value-type="float" office:value="21">
            <text:p>21</text:p>
          </table:table-cell>
          <table:table-cell office:value-type="string">
            <text:p>ɲioŋ35</text:p>
          </table:table-cell>
          <table:table-cell/>
          <table:table-cell office:value-type="string">
            <text:p>年</text:p>
          </table:table-cell>
          <table:table-cell table:number-columns-repeated="2"/>
          <table:table-cell office:value-type="string">
            <text:p>年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s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xɯ21</text:p>
          </table:table-cell>
          <table:table-cell/>
          <table:table-cell office:value-type="string">
            <text:p>月（一月）</text:p>
          </table:table-cell>
          <table:table-cell table:number-columns-repeated="6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ɲié</text:p>
          </table:table-cell>
          <table:table-cell office:value-type="string">
            <text:p>ie</text:p>
          </table:table-cell>
          <table:table-cell office:value-type="float" office:value="55">
            <text:p>55</text:p>
          </table:table-cell>
          <table:table-cell office:value-type="string">
            <text:p>ɲie21</text:p>
          </table:table-cell>
          <table:table-cell/>
          <table:table-cell office:value-type="string">
            <text:p>天（日）</text:p>
          </table:table-cell>
          <table:table-cell office:value-type="string">
            <text:p>tɯ-sŋi</text:p>
          </table:table-cell>
          <table:table-cell office:value-type="string">
            <text:p>ɲin</text:p>
          </table:table-cell>
          <table:table-cell office:value-type="string">
            <text:p>日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wǔ</text:p>
          </table:table-cell>
          <table:table-cell office:value-type="string">
            <text:p>u</text:p>
          </table:table-cell>
          <table:table-cell office:value-type="float" office:value="35">
            <text:p>35</text:p>
          </table:table-cell>
          <table:table-cell office:value-type="string">
            <text:p>wo33</text:p>
          </table:table-cell>
          <table:table-cell/>
          <table:table-cell office:value-type="string">
            <text:p>黄牛</text:p>
          </table:table-cell>
          <table:table-cell office:value-type="string">
            <text:p>nɯŋa</text:p>
          </table:table-cell>
          <table:table-cell/>
          <table:table-cell office:value-type="string">
            <text:p>牛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mâ</text:p>
          </table:table-cell>
          <table:table-cell office:value-type="string">
            <text:p>a</text:p>
          </table:table-cell>
          <table:table-cell office:value-type="float" office:value="53">
            <text:p>53</text:p>
          </table:table-cell>
          <table:table-cell office:value-type="string">
            <text:p>mo33</text:p>
          </table:table-cell>
          <table:table-cell/>
          <table:table-cell office:value-type="string">
            <text:p>马</text:p>
          </table:table-cell>
          <table:table-cell table:number-columns-repeated="2"/>
          <table:table-cell office:value-type="string">
            <text:p>马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tsî</text:p>
          </table:table-cell>
          <table:table-cell office:value-type="string">
            <text:p>i</text:p>
          </table:table-cell>
          <table:table-cell office:value-type="float" office:value="53">
            <text:p>53</text:p>
          </table:table-cell>
          <table:table-cell office:value-type="string">
            <text:p>dzi33</text:p>
          </table:table-cell>
          <table:table-cell office:value-type="string">
            <text:p>dz</text:p>
          </table:table-cell>
          <table:table-cell office:value-type="string">
            <text:p>猪</text:p>
          </table:table-cell>
          <table:table-cell office:value-type="string">
            <text:p>ndza?</text:p>
          </table:table-cell>
          <table:table-cell table:number-columns-repeated="5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zǒ</text:p>
          </table:table-cell>
          <table:table-cell office:value-type="string">
            <text:p>o</text:p>
          </table:table-cell>
          <table:table-cell office:value-type="float" office:value="35">
            <text:p>35</text:p>
          </table:table-cell>
          <table:table-cell office:value-type="string">
            <text:p>zo33</text:p>
          </table:table-cell>
          <table:table-cell/>
          <table:table-cell office:value-type="string">
            <text:p>羊</text:p>
          </table:table-cell>
          <table:table-cell office:value-type="string">
            <text:p>qaʑo</text:p>
          </table:table-cell>
          <table:table-cell office:value-type="string">
            <text:p>gjaŋ</text:p>
          </table:table-cell>
          <table:table-cell office:value-type="string">
            <text:p>羊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màu thó lí</text:p>
          </table:table-cell>
          <table:table-cell office:value-type="string">
            <text:p>o</text:p>
          </table:table-cell>
          <table:table-cell office:value-type="float" office:value="55">
            <text:p>55</text:p>
          </table:table-cell>
          <table:table-cell office:value-type="string">
            <text:p>thu35</text:p>
          </table:table-cell>
          <table:table-cell/>
          <table:table-cell office:value-type="string">
            <text:p>兔子</text:p>
          </table:table-cell>
          <table:table-cell office:value-type="string">
            <text:p>qala? (=li)</text:p>
          </table:table-cell>
          <table:table-cell/>
          <table:table-cell office:value-type="string">
            <text:p>兔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phǔ</text:p>
          </table:table-cell>
          <table:table-cell office:value-type="string">
            <text:p>u</text:p>
          </table:table-cell>
          <table:table-cell office:value-type="float" office:value="35">
            <text:p>35</text:p>
          </table:table-cell>
          <table:table-cell office:value-type="string">
            <text:p>pho33</text:p>
          </table:table-cell>
          <table:table-cell/>
          <table:table-cell office:value-type="string">
            <text:p>龙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lǐ</text:p>
          </table:table-cell>
          <table:table-cell office:value-type="string">
            <text:p>i</text:p>
          </table:table-cell>
          <table:table-cell office:value-type="float" office:value="35">
            <text:p>35</text:p>
          </table:table-cell>
          <table:table-cell office:value-type="string">
            <text:p>ləin33</text:p>
          </table:table-cell>
          <table:table-cell/>
          <table:table-cell office:value-type="string">
            <text:p>老虎</text:p>
          </table:table-cell>
          <table:table-cell table:number-columns-repeated="5"/>
          <table:table-cell office:value-type="string">
            <text:p>kla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ɣɯê</text:p>
          </table:table-cell>
          <table:table-cell office:value-type="string">
            <text:p>ɯe</text:p>
          </table:table-cell>
          <table:table-cell office:value-type="float" office:value="53">
            <text:p>53</text:p>
          </table:table-cell>
          <table:table-cell office:value-type="string">
            <text:p>ɣɯe33</text:p>
          </table:table-cell>
          <table:table-cell/>
          <table:table-cell office:value-type="string">
            <text:p>猴子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lǎ tɕ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wu33tɕi33</text:p>
          </table:table-cell>
          <table:table-cell/>
          <table:table-cell office:value-type="string">
            <text:p>麂子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tshǐ tsú</text:p>
          </table:table-cell>
          <table:table-cell office:value-type="string">
            <text:p>u</text:p>
          </table:table-cell>
          <table:table-cell office:value-type="float" office:value="55">
            <text:p>55</text:p>
          </table:table-cell>
          <table:table-cell office:value-type="string">
            <text:p>tshi35tsu33</text:p>
          </table:table-cell>
          <table:table-cell/>
          <table:table-cell office:value-type="string">
            <text:p>豪猪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ziè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office:value-type="string">
            <text:p>zie35bie21</text:p>
          </table:table-cell>
          <table:table-cell/>
          <table:table-cell office:value-type="string">
            <text:p>老鼠</text:p>
          </table:table-cell>
          <table:table-cell office:value-type="string">
            <text:p>βʑɯ?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zà</text:p>
          </table:table-cell>
          <table:table-cell office:value-type="string">
            <text:p>a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鸡</text:p>
          </table:table-cell>
          <table:table-cell table:number-columns-repeated="5"/>
          <table:table-cell office:value-type="string">
            <text:p>krak?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ŋò</text:p>
          </table:table-cell>
          <table:table-cell office:value-type="string">
            <text:p>o</text:p>
          </table:table-cell>
          <table:table-cell office:value-type="float" office:value="21">
            <text:p>21</text:p>
          </table:table-cell>
          <table:table-cell office:value-type="string">
            <text:p>ŋo33</text:p>
          </table:table-cell>
          <table:table-cell/>
          <table:table-cell office:value-type="string">
            <text:p>鹅</text:p>
          </table:table-cell>
          <table:table-cell table:number-columns-repeated="2"/>
          <table:table-cell office:value-type="string">
            <text:p>鹅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pǎu tɕh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jie33tɕhi33</text:p>
          </table:table-cell>
          <table:table-cell/>
          <table:table-cell office:value-type="string">
            <text:p>雉</text:p>
          </table:table-cell>
          <table:table-cell table:number-columns-repeated="6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khɯé tɕhiè pà</text:p>
          </table:table-cell>
          <table:table-cell office:value-type="string">
            <text:p>a</text:p>
          </table:table-cell>
          <table:table-cell office:value-type="float" office:value="21">
            <text:p>21</text:p>
          </table:table-cell>
          <table:table-cell office:value-type="string">
            <text:p>ka33tɕi33po35</text:p>
          </table:table-cell>
          <table:table-cell/>
          <table:table-cell office:value-type="string">
            <text:p>青蛙</text:p>
          </table:table-cell>
          <table:table-cell office:value-type="string">
            <text:p>qaɕpa</text:p>
          </table:table-cell>
          <table:table-cell office:value-type="string">
            <text:p>sbal</text:p>
          </table:table-cell>
          <table:table-cell table:number-columns-repeated="4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sǒŋ</text:p>
          </table:table-cell>
          <table:table-cell office:value-type="string">
            <text:p>oŋ</text:p>
          </table:table-cell>
          <table:table-cell office:value-type="float" office:value="35">
            <text:p>35</text:p>
          </table:table-cell>
          <table:table-cell office:value-type="string">
            <text:p>si33ŋɯe21</text:p>
          </table:table-cell>
          <table:table-cell/>
          <table:table-cell office:value-type="string">
            <text:p>鱼</text:p>
          </table:table-cell>
          <table:table-cell/>
          <table:table-cell office:value-type="string">
            <text:p>ɲa</text:p>
          </table:table-cell>
          <table:table-cell office:value-type="string">
            <text:p>鱼</text:p>
          </table:table-cell>
          <table:table-cell/>
          <table:table-cell office:value-type="string">
            <text:p>ŋɵ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wô</text:p>
          </table:table-cell>
          <table:table-cell office:value-type="string">
            <text:p>o</text:p>
          </table:table-cell>
          <table:table-cell office:value-type="float" office:value="53">
            <text:p>53</text:p>
          </table:table-cell>
          <table:table-cell office:value-type="string">
            <text:p>tɯ55phɯe35</text:p>
          </table:table-cell>
          <table:table-cell/>
          <table:table-cell office:value-type="string">
            <text:p>蛇</text:p>
          </table:table-cell>
          <table:table-cell office:value-type="string">
            <text:p>qapri</text:p>
          </table:table-cell>
          <table:table-cell office:value-type="string">
            <text:p>sbrul</text:p>
          </table:table-cell>
          <table:table-cell table:number-columns-repeated="4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lí lì</text:p>
          </table:table-cell>
          <table:table-cell office:value-type="string">
            <text:p>li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跳蚤</text:p>
          </table:table-cell>
          <table:table-cell office:value-type="string">
            <text:p>mdzadi</text:p>
          </table:table-cell>
          <table:table-cell office:value-type="string">
            <text:p>ldʑi.ba</text:p>
          </table:table-cell>
          <table:table-cell table:number-columns-repeated="4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sí s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a21si55</text:p>
          </table:table-cell>
          <table:table-cell/>
          <table:table-cell office:value-type="string">
            <text:p>虱子</text:p>
          </table:table-cell>
          <table:table-cell office:value-type="string">
            <text:p>zrɯɣ</text:p>
          </table:table-cell>
          <table:table-cell office:value-type="string">
            <text:p>ɕig</text:p>
          </table:table-cell>
          <table:table-cell office:value-type="string">
            <text:p>虱</text:p>
          </table:table-cell>
          <table:table-cell table:number-columns-repeated="3"/>
        </table:table-row>
        <table:table-row table:style-name="ro1">
          <table:table-cell office:value-type="float" office:value="178">
            <text:p>178</text:p>
          </table:table-cell>
          <table:table-cell table:number-columns-repeated="3"/>
          <table:table-cell office:value-type="string">
            <text:p>ma55wan21</text:p>
          </table:table-cell>
          <table:table-cell/>
          <table:table-cell office:value-type="string">
            <text:p>水蛭</text:p>
          </table:table-cell>
          <table:table-cell table:number-columns-repeated="6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á lié</text:p>
          </table:table-cell>
          <table:table-cell office:value-type="string">
            <text:p>ie</text:p>
          </table:table-cell>
          <table:table-cell office:value-type="float" office:value="55">
            <text:p>55</text:p>
          </table:table-cell>
          <table:table-cell office:value-type="string">
            <text:p>lie21</text:p>
          </table:table-cell>
          <table:table-cell/>
          <table:table-cell office:value-type="string">
            <text:p>蛋</text:p>
          </table:table-cell>
          <table:table-cell table:number-columns-repeated="6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tsáu ts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office:value-type="string">
            <text:p>tsau55tsi33</text:p>
          </table:table-cell>
          <table:table-cell/>
          <table:table-cell office:value-type="string">
            <text:p>爪子</text:p>
          </table:table-cell>
          <table:table-cell table:number-columns-repeated="2"/>
          <table:table-cell office:value-type="string">
            <text:p>爪子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thì khǒ</text:p>
          </table:table-cell>
          <table:table-cell office:value-type="string">
            <text:p>o</text:p>
          </table:table-cell>
          <table:table-cell office:value-type="float" office:value="35">
            <text:p>35</text:p>
          </table:table-cell>
          <table:table-cell office:value-type="string">
            <text:p>di21kho21</text:p>
          </table:table-cell>
          <table:table-cell/>
          <table:table-cell office:value-type="string">
            <text:p>蹄</text:p>
          </table:table-cell>
          <table:table-cell table:number-columns-repeated="6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khɯé</text:p>
          </table:table-cell>
          <table:table-cell office:value-type="string">
            <text:p>ɯe</text:p>
          </table:table-cell>
          <table:table-cell office:value-type="float" office:value="55">
            <text:p>55</text:p>
          </table:table-cell>
          <table:table-cell office:value-type="string">
            <text:p>a33khɯe21</text:p>
          </table:table-cell>
          <table:table-cell/>
          <table:table-cell office:value-type="string">
            <text:p>角</text:p>
          </table:table-cell>
          <table:table-cell office:value-type="string">
            <text:p>ta-ʁrɯ</text:p>
          </table:table-cell>
          <table:table-cell office:value-type="string">
            <text:p>ru</text:p>
          </table:table-cell>
          <table:table-cell table:number-columns-repeated="4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liè phǒŋ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office:value-type="string">
            <text:p>lia35tɯ55</text:p>
          </table:table-cell>
          <table:table-cell/>
          <table:table-cell office:value-type="string">
            <text:p>尾巴</text:p>
          </table:table-cell>
          <table:table-cell table:number-columns-repeated="6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khà mòŋ</text:p>
          </table:table-cell>
          <table:table-cell office:value-type="string">
            <text:p>a</text:p>
          </table:table-cell>
          <table:table-cell office:value-type="float" office:value="21">
            <text:p>21</text:p>
          </table:table-cell>
          <table:table-cell office:value-type="string">
            <text:p>kho35</text:p>
          </table:table-cell>
          <table:table-cell/>
          <table:table-cell office:value-type="string">
            <text:p>树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máu tshòŋ khà mòŋ</text:p>
          </table:table-cell>
          <table:table-cell office:value-type="string">
            <text:p>oŋ</text:p>
          </table:table-cell>
          <table:table-cell office:value-type="float" office:value="21">
            <text:p>21</text:p>
          </table:table-cell>
          <table:table-cell office:value-type="string">
            <text:p>dʑoŋ35ko55kho35</text:p>
          </table:table-cell>
          <table:table-cell/>
          <table:table-cell office:value-type="string">
            <text:p>松树</text:p>
          </table:table-cell>
          <table:table-cell table:number-columns-repeated="6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sǎ khà mòŋ</text:p>
          </table:table-cell>
          <table:table-cell office:value-type="string">
            <text:p>a</text:p>
          </table:table-cell>
          <table:table-cell office:value-type="float" office:value="35">
            <text:p>35</text:p>
          </table:table-cell>
          <table:table-cell office:value-type="string">
            <text:p>so33kho33</text:p>
          </table:table-cell>
          <table:table-cell/>
          <table:table-cell office:value-type="string">
            <text:p>杉树</text:p>
          </table:table-cell>
          <table:table-cell table:number-columns-repeated="6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mú</text:p>
          </table:table-cell>
          <table:table-cell office:value-type="string">
            <text:p>u</text:p>
          </table:table-cell>
          <table:table-cell office:value-type="float" office:value="55">
            <text:p>55</text:p>
          </table:table-cell>
          <table:table-cell office:value-type="string">
            <text:p>mu33</text:p>
          </table:table-cell>
          <table:table-cell/>
          <table:table-cell office:value-type="string">
            <text:p>竹子</text:p>
          </table:table-cell>
          <table:table-cell table:number-columns-repeated="6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mǐ mí</text:p>
          </table:table-cell>
          <table:table-cell office:value-type="string">
            <text:p>i</text:p>
          </table:table-cell>
          <table:table-cell office:value-type="float" office:value="35">
            <text:p>35</text:p>
          </table:table-cell>
          <table:table-cell office:value-type="string">
            <text:p>a21ɲi55</text:p>
          </table:table-cell>
          <table:table-cell/>
          <table:table-cell office:value-type="string">
            <text:p>竹笋</text:p>
          </table:table-cell>
          <table:table-cell table:number-columns-repeated="6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lǐ pú</text:p>
          </table:table-cell>
          <table:table-cell office:value-type="string">
            <text:p>i</text:p>
          </table:table-cell>
          <table:table-cell office:value-type="float" office:value="35">
            <text:p>35</text:p>
          </table:table-cell>
          <table:table-cell office:value-type="string">
            <text:p>bu33lɯe21</text:p>
          </table:table-cell>
          <table:table-cell/>
          <table:table-cell office:value-type="string">
            <text:p>稻子</text:p>
          </table:table-cell>
          <table:table-cell table:number-columns-repeated="6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lú mú; lóŋ móŋ</text:p>
          </table:table-cell>
          <table:table-cell office:value-type="string">
            <text:p>u</text:p>
          </table:table-cell>
          <table:table-cell office:value-type="float" office:value="55">
            <text:p>55</text:p>
          </table:table-cell>
          <table:table-cell office:value-type="string">
            <text:p>ɣɯ21mo21</text:p>
          </table:table-cell>
          <table:table-cell/>
          <table:table-cell office:value-type="string">
            <text:p>大麦</text:p>
          </table:table-cell>
          <table:table-cell table:number-columns-repeated="6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tɕhí mɯè</text:p>
          </table:table-cell>
          <table:table-cell office:value-type="string">
            <text:p>ɯe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荞麦</text:p>
          </table:table-cell>
          <table:table-cell table:number-columns-repeated="2"/>
          <table:table-cell office:value-type="string">
            <text:p>荞麦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khá tɕhié tɕhí</text:p>
          </table:table-cell>
          <table:table-cell office:value-type="string">
            <text:p>a</text:p>
          </table:table-cell>
          <table:table-cell office:value-type="float" office:value="55">
            <text:p>55</text:p>
          </table:table-cell>
          <table:table-cell office:value-type="string">
            <text:p>ka35tɕie55</text:p>
          </table:table-cell>
          <table:table-cell/>
          <table:table-cell office:value-type="string">
            <text:p>茄子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lá pɯé</text:p>
          </table:table-cell>
          <table:table-cell office:value-type="string">
            <text:p>ɯe</text:p>
          </table:table-cell>
          <table:table-cell office:value-type="float" office:value="55">
            <text:p>55</text:p>
          </table:table-cell>
          <table:table-cell office:value-type="string">
            <text:p>la33bɯe33</text:p>
          </table:table-cell>
          <table:table-cell/>
          <table:table-cell office:value-type="string">
            <text:p>萝卜</text:p>
          </table:table-cell>
          <table:table-cell table:number-columns-repeated="2"/>
          <table:table-cell office:value-type="string">
            <text:p>萝卜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number-columns-repeated="3"/>
          <table:table-cell office:value-type="string">
            <text:p>bu21dau21</text:p>
          </table:table-cell>
          <table:table-cell/>
          <table:table-cell office:value-type="string">
            <text:p>葡萄</text:p>
          </table:table-cell>
          <table:table-cell table:number-columns-repeated="2"/>
          <table:table-cell office:value-type="string">
            <text:p>葡萄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s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草</text:p>
          </table:table-cell>
          <table:table-cell office:value-type="string">
            <text:p>xɕaj?</text:p>
          </table:table-cell>
          <table:table-cell table:number-columns-repeated="5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ɣɯé thá</text:p>
          </table:table-cell>
          <table:table-cell office:value-type="string">
            <text:p>ɯe</text:p>
          </table:table-cell>
          <table:table-cell office:value-type="float" office:value="55">
            <text:p>55</text:p>
          </table:table-cell>
          <table:table-cell office:value-type="string">
            <text:p>a33ɣɯ21</text:p>
          </table:table-cell>
          <table:table-cell/>
          <table:table-cell office:value-type="string">
            <text:p>叶子</text:p>
          </table:table-cell>
          <table:table-cell table:number-columns-repeated="6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á phɯè</text:p>
          </table:table-cell>
          <table:table-cell office:value-type="string">
            <text:p>ɯe</text:p>
          </table:table-cell>
          <table:table-cell office:value-type="float" office:value="21">
            <text:p>21</text:p>
          </table:table-cell>
          <table:table-cell office:value-type="string">
            <text:p>phɯe35</text:p>
          </table:table-cell>
          <table:table-cell/>
          <table:table-cell office:value-type="string">
            <text:p>穗子</text:p>
          </table:table-cell>
          <table:table-cell table:number-columns-repeated="6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khó pá</text:p>
          </table:table-cell>
          <table:table-cell office:value-type="string">
            <text:p>o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string">
            <text:p>头</text:p>
          </table:table-cell>
          <table:table-cell office:value-type="string">
            <text:p>tɯ-ku</text:p>
          </table:table-cell>
          <table:table-cell office:value-type="string">
            <text:p>mgo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sǎ tɕhí</text:p>
          </table:table-cell>
          <table:table-cell office:value-type="string">
            <text:p>a</text:p>
          </table:table-cell>
          <table:table-cell office:value-type="float" office:value="35">
            <text:p>35</text:p>
          </table:table-cell>
          <table:table-cell office:value-type="string">
            <text:p>a21so21</text:p>
          </table:table-cell>
          <table:table-cell/>
          <table:table-cell office:value-type="string">
            <text:p>头发</text:p>
          </table:table-cell>
          <table:table-cell/>
          <table:table-cell office:value-type="string">
            <text:p>ʔag tshom?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lǒ pú</text:p>
          </table:table-cell>
          <table:table-cell office:value-type="string">
            <text:p>o</text:p>
          </table:table-cell>
          <table:table-cell office:value-type="float" office:value="35">
            <text:p>35</text:p>
          </table:table-cell>
          <table:table-cell office:value-type="string">
            <text:p>a21la55tɕi35</text:p>
          </table:table-cell>
          <table:table-cell/>
          <table:table-cell office:value-type="string">
            <text:p>眼睛</text:p>
          </table:table-cell>
          <table:table-cell table:number-columns-repeated="6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ə̌n tɕh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kɯ35tɕi55dɯ35</text:p>
          </table:table-cell>
          <table:table-cell/>
          <table:table-cell office:value-type="string">
            <text:p>鼻子</text:p>
          </table:table-cell>
          <table:table-cell table:number-columns-repeated="6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ə̀n tɕhiě</text:p>
          </table:table-cell>
          <table:table-cell office:value-type="string">
            <text:p>ie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耳朵</text:p>
          </table:table-cell>
          <table:table-cell table:number-columns-repeated="6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sí s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si33ta35</text:p>
          </table:table-cell>
          <table:table-cell/>
          <table:table-cell office:value-type="string">
            <text:p>牙齿</text:p>
          </table:table-cell>
          <table:table-cell office:value-type="string">
            <text:p>tɯ-ɕɣa</text:p>
          </table:table-cell>
          <table:table-cell office:value-type="string">
            <text:p>so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jǐ lá</text:p>
          </table:table-cell>
          <table:table-cell office:value-type="string">
            <text:p>a</text:p>
          </table:table-cell>
          <table:table-cell office:value-type="float" office:value="55">
            <text:p>55</text:p>
          </table:table-cell>
          <table:table-cell office:value-type="string">
            <text:p>dzi33la33</text:p>
          </table:table-cell>
          <table:table-cell/>
          <table:table-cell office:value-type="string">
            <text:p>舌头</text:p>
          </table:table-cell>
          <table:table-cell/>
          <table:table-cell office:value-type="string">
            <text:p>ldag, ldʑags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tɕiě</text:p>
          </table:table-cell>
          <table:table-cell office:value-type="string">
            <text:p>ie</text:p>
          </table:table-cell>
          <table:table-cell office:value-type="float" office:value="35">
            <text:p>35</text:p>
          </table:table-cell>
          <table:table-cell office:value-type="string">
            <text:p>a35dʑie55</text:p>
          </table:table-cell>
          <table:table-cell/>
          <table:table-cell office:value-type="string">
            <text:p>手</text:p>
          </table:table-cell>
          <table:table-cell table:number-columns-repeated="6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màn</text:p>
          </table:table-cell>
          <table:table-cell office:value-type="string">
            <text:p>an</text:p>
          </table:table-cell>
          <table:table-cell office:value-type="float" office:value="21">
            <text:p>21</text:p>
          </table:table-cell>
          <table:table-cell office:value-type="string">
            <text:p>mán55</text:p>
          </table:table-cell>
          <table:table-cell/>
          <table:table-cell office:value-type="string">
            <text:p>乳房</text:p>
          </table:table-cell>
          <table:table-cell table:number-columns-repeated="6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mɯè tshì khɯé</text:p>
          </table:table-cell>
          <table:table-cell office:value-type="string">
            <text:p>ɯe</text:p>
          </table:table-cell>
          <table:table-cell office:value-type="float" office:value="21">
            <text:p>21</text:p>
          </table:table-cell>
          <table:table-cell office:value-type="string">
            <text:p>mɯe35tɕi55</text:p>
          </table:table-cell>
          <table:table-cell/>
          <table:table-cell office:value-type="string">
            <text:p>肚子</text:p>
          </table:table-cell>
          <table:table-cell table:number-columns-repeated="6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á tiè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office:value-type="string">
            <text:p>a35die55</text:p>
          </table:table-cell>
          <table:table-cell/>
          <table:table-cell office:value-type="string">
            <text:p>腰</text:p>
          </table:table-cell>
          <table:table-cell table:number-columns-repeated="6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tɕ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office:value-type="string">
            <text:p>a21dʑi35</text:p>
          </table:table-cell>
          <table:table-cell/>
          <table:table-cell office:value-type="string">
            <text:p>脚</text:p>
          </table:table-cell>
          <table:table-cell table:number-columns-repeated="6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lú ká</text:p>
          </table:table-cell>
          <table:table-cell office:value-type="string">
            <text:p>a</text:p>
          </table:table-cell>
          <table:table-cell office:value-type="float" office:value="55">
            <text:p>55</text:p>
          </table:table-cell>
          <table:table-cell office:value-type="string">
            <text:p>kha35khɯ55</text:p>
          </table:table-cell>
          <table:table-cell/>
          <table:table-cell office:value-type="string">
            <text:p>骨头</text:p>
          </table:table-cell>
          <table:table-cell table:number-columns-repeated="6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tɕín</text:p>
          </table:table-cell>
          <table:table-cell office:value-type="string">
            <text:p>in</text:p>
          </table:table-cell>
          <table:table-cell office:value-type="float" office:value="55">
            <text:p>55</text:p>
          </table:table-cell>
          <table:table-cell office:value-type="string">
            <text:p>tɕin55xo21</text:p>
          </table:table-cell>
          <table:table-cell/>
          <table:table-cell office:value-type="string">
            <text:p>筋</text:p>
          </table:table-cell>
          <table:table-cell table:number-columns-repeated="2"/>
          <table:table-cell office:value-type="string">
            <text:p>筋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miê</text:p>
          </table:table-cell>
          <table:table-cell office:value-type="string">
            <text:p>ie</text:p>
          </table:table-cell>
          <table:table-cell office:value-type="float" office:value="53">
            <text:p>53</text:p>
          </table:table-cell>
          <table:table-cell office:value-type="string">
            <text:p>mie21mie21</text:p>
          </table:table-cell>
          <table:table-cell/>
          <table:table-cell office:value-type="string">
            <text:p>血</text:p>
          </table:table-cell>
          <table:table-cell table:number-columns-repeated="2"/>
          <table:table-cell office:value-type="string">
            <text:p>血?</text:p>
          </table:table-cell>
          <table:table-cell table:number-columns-repeated="3"/>
        </table:table-row>
        <table:table-row table:style-name="ro1">
          <table:table-cell office:value-type="float" office:value="233">
            <text:p>233</text:p>
          </table:table-cell>
          <table:table-cell table:number-columns-repeated="3"/>
          <table:table-cell office:value-type="string">
            <text:p>fɯi35</text:p>
          </table:table-cell>
          <table:table-cell/>
          <table:table-cell office:value-type="string">
            <text:p>肺</text:p>
          </table:table-cell>
          <table:table-cell table:number-columns-repeated="2"/>
          <table:table-cell office:value-type="string">
            <text:p>肺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number-columns-repeated="3"/>
          <table:table-cell office:value-type="string">
            <text:p>khɯ55tan55</text:p>
          </table:table-cell>
          <table:table-cell/>
          <table:table-cell office:value-type="string">
            <text:p>胆</text:p>
          </table:table-cell>
          <table:table-cell table:number-columns-repeated="2"/>
          <table:table-cell office:value-type="string">
            <text:p>胆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number-columns-repeated="3"/>
          <table:table-cell office:value-type="string">
            <text:p>dan21</text:p>
          </table:table-cell>
          <table:table-cell/>
          <table:table-cell office:value-type="string">
            <text:p>痰</text:p>
          </table:table-cell>
          <table:table-cell table:number-columns-repeated="2"/>
          <table:table-cell office:value-type="string">
            <text:p>痰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siè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office:value-type="string">
            <text:p>sie21</text:p>
          </table:table-cell>
          <table:table-cell/>
          <table:table-cell office:value-type="string">
            <text:p>屎</text:p>
          </table:table-cell>
          <table:table-cell table:number-columns-repeated="6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thiè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女生殖器</text:p>
          </table:table-cell>
          <table:table-cell table:number-columns-repeated="6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z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男生殖器</text:p>
          </table:table-cell>
          <table:table-cell table:number-columns-repeated="6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lô</text:p>
          </table:table-cell>
          <table:table-cell office:value-type="string">
            <text:p>o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string">
            <text:p>人</text:p>
          </table:table-cell>
          <table:table-cell table:number-columns-repeated="6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ɕiétsò</text:p>
          </table:table-cell>
          <table:table-cell office:value-type="string">
            <text:p>o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铁匠</text:p>
          </table:table-cell>
          <table:table-cell table:number-columns-repeated="2"/>
          <table:table-cell office:value-type="string">
            <text:p>匠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phá khà</text:p>
          </table:table-cell>
          <table:table-cell office:value-type="string">
            <text:p>a</text:p>
          </table:table-cell>
          <table:table-cell office:value-type="float" office:value="55">
            <text:p>55</text:p>
          </table:table-cell>
          <table:table-cell office:value-type="string">
            <text:p>pha55lie21</text:p>
          </table:table-cell>
          <table:table-cell/>
          <table:table-cell office:value-type="string">
            <text:p>汉族</text:p>
          </table:table-cell>
          <table:table-cell table:number-columns-repeated="6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mǎ</text:p>
          </table:table-cell>
          <table:table-cell office:value-type="string">
            <text:p>a</text:p>
          </table:table-cell>
          <table:table-cell office:value-type="float" office:value="35">
            <text:p>35</text:p>
          </table:table-cell>
          <table:table-cell office:value-type="string">
            <text:p>mo33ŋɯe21</text:p>
          </table:table-cell>
          <table:table-cell/>
          <table:table-cell office:value-type="string">
            <text:p>女婿</text:p>
          </table:table-cell>
          <table:table-cell office:value-type="string">
            <text:p>tɤ-nmaʁ</text:p>
          </table:table-cell>
          <table:table-cell office:value-type="string">
            <text:p>mag</text:p>
          </table:table-cell>
          <table:table-cell table:number-columns-repeated="4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tsǐ ɯè tsì</text:p>
          </table:table-cell>
          <table:table-cell office:value-type="string">
            <text:p>i</text:p>
          </table:table-cell>
          <table:table-cell office:value-type="float" office:value="35">
            <text:p>35</text:p>
          </table:table-cell>
          <table:table-cell office:value-type="string">
            <text:p>tsi21tsi21</text:p>
          </table:table-cell>
          <table:table-cell/>
          <table:table-cell office:value-type="string">
            <text:p>侄子</text:p>
          </table:table-cell>
          <table:table-cell office:value-type="string">
            <text:p>tɯ-ftsa</text:p>
          </table:table-cell>
          <table:table-cell office:value-type="string">
            <text:p>tsha.bo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á ŋái</text:p>
          </table:table-cell>
          <table:table-cell office:value-type="string">
            <text:p>ai</text:p>
          </table:table-cell>
          <table:table-cell office:value-type="float" office:value="55">
            <text:p>55</text:p>
          </table:table-cell>
          <table:table-cell office:value-type="string">
            <text:p>a21ŋo35</text:p>
          </table:table-cell>
          <table:table-cell/>
          <table:table-cell office:value-type="string">
            <text:p>弟弟</text:p>
          </table:table-cell>
          <table:table-cell table:number-columns-repeated="6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phu35</text:p>
          </table:table-cell>
          <table:table-cell office:value-type="string">
            <text:p>u</text:p>
          </table:table-cell>
          <table:table-cell office:value-type="float" office:value="35">
            <text:p>35</text:p>
          </table:table-cell>
          <table:table-cell office:value-type="string">
            <text:p>phu33ŋɯe21</text:p>
          </table:table-cell>
          <table:table-cell/>
          <table:table-cell office:value-type="string">
            <text:p>媳妇</text:p>
          </table:table-cell>
          <table:table-cell table:number-columns-repeated="6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zié pǐ</text:p>
          </table:table-cell>
          <table:table-cell office:value-type="string">
            <text:p>ie</text:p>
          </table:table-cell>
          <table:table-cell office:value-type="float" office:value="55">
            <text:p>55</text:p>
          </table:table-cell>
          <table:table-cell office:value-type="string">
            <text:p>zie21bie21</text:p>
          </table:table-cell>
          <table:table-cell/>
          <table:table-cell office:value-type="string">
            <text:p>孙子</text:p>
          </table:table-cell>
          <table:table-cell table:number-columns-repeated="6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tshô</text:p>
          </table:table-cell>
          <table:table-cell office:value-type="string">
            <text:p>o</text:p>
          </table:table-cell>
          <table:table-cell office:value-type="float" office:value="53">
            <text:p>53</text:p>
          </table:table-cell>
          <table:table-cell office:value-type="string">
            <text:p>tsha33bu21</text:p>
          </table:table-cell>
          <table:table-cell/>
          <table:table-cell office:value-type="string">
            <text:p>房屋</text:p>
          </table:table-cell>
          <table:table-cell table:number-columns-repeated="6"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sí pa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ɕi33di35</text:p>
          </table:table-cell>
          <table:table-cell/>
          <table:table-cell office:value-type="string">
            <text:p>衣服</text:p>
          </table:table-cell>
          <table:table-cell table:number-columns-repeated="6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khù</text:p>
          </table:table-cell>
          <table:table-cell office:value-type="string">
            <text:p>u</text:p>
          </table:table-cell>
          <table:table-cell office:value-type="float" office:value="21">
            <text:p>21</text:p>
          </table:table-cell>
          <table:table-cell office:value-type="string">
            <text:p>khu55di21</text:p>
          </table:table-cell>
          <table:table-cell/>
          <table:table-cell office:value-type="string">
            <text:p>裤子</text:p>
          </table:table-cell>
          <table:table-cell table:number-columns-repeated="6"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tshié khɯè; khó tshó</text:p>
          </table:table-cell>
          <table:table-cell office:value-type="string">
            <text:p>o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string">
            <text:p>枕头</text:p>
          </table:table-cell>
          <table:table-cell office:value-type="string">
            <text:p>tɤ-mkɯm</text:p>
          </table:table-cell>
          <table:table-cell/>
          <table:table-cell office:value-type="string">
            <text:p>枕</text:p>
          </table:table-cell>
          <table:table-cell table:number-columns-repeated="3"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s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office:value-type="string">
            <text:p>si35</text:p>
          </table:table-cell>
          <table:table-cell/>
          <table:table-cell office:value-type="string">
            <text:p>肉</text:p>
          </table:table-cell>
          <table:table-cell office:value-type="string">
            <text:p>tɯ-ɕa</text:p>
          </table:table-cell>
          <table:table-cell office:value-type="string">
            <text:p>ɕa</text:p>
          </table:table-cell>
          <table:table-cell table:number-columns-repeated="4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tsì ɣɯè</text:p>
          </table:table-cell>
          <table:table-cell office:value-type="string">
            <text:p>ɯe</text:p>
          </table:table-cell>
          <table:table-cell office:value-type="float" office:value="21">
            <text:p>21</text:p>
          </table:table-cell>
          <table:table-cell office:value-type="string">
            <text:p>si35ɣɯe55</text:p>
          </table:table-cell>
          <table:table-cell/>
          <table:table-cell office:value-type="string">
            <text:p>米</text:p>
          </table:table-cell>
          <table:table-cell table:number-columns-repeated="6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ts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office:value-type="string">
            <text:p>dzi35</text:p>
          </table:table-cell>
          <table:table-cell office:value-type="string">
            <text:p>dz</text:p>
          </table:table-cell>
          <table:table-cell office:value-type="string">
            <text:p>饭</text:p>
          </table:table-cell>
          <table:table-cell office:value-type="string">
            <text:p>ndza</text:p>
          </table:table-cell>
          <table:table-cell table:number-columns-repeated="5"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ziě</text:p>
          </table:table-cell>
          <table:table-cell office:value-type="string">
            <text:p>ie</text:p>
          </table:table-cell>
          <table:table-cell office:value-type="float" office:value="35">
            <text:p>35</text:p>
          </table:table-cell>
          <table:table-cell office:value-type="string">
            <text:p>zie21</text:p>
          </table:table-cell>
          <table:table-cell/>
          <table:table-cell office:value-type="string">
            <text:p>酒</text:p>
          </table:table-cell>
          <table:table-cell table:number-columns-repeated="6"/>
        </table:table-row>
        <table:table-row table:style-name="ro1">
          <table:table-cell office:value-type="float" office:value="498">
            <text:p>498</text:p>
          </table:table-cell>
          <table:table-cell table:number-columns-repeated="3"/>
          <table:table-cell office:value-type="string">
            <text:p>dan33san33</text:p>
          </table:table-cell>
          <table:table-cell/>
          <table:table-cell office:value-type="string">
            <text:p>团馓</text:p>
          </table:table-cell>
          <table:table-cell table:number-columns-repeated="2"/>
          <table:table-cell office:value-type="string">
            <text:p>团馓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phókhɯ̀</text:p>
          </table:table-cell>
          <table:table-cell office:value-type="string">
            <text:p>o</text:p>
          </table:table-cell>
          <table:table-cell office:value-type="float" office:value="55">
            <text:p>55</text:p>
          </table:table-cell>
          <table:table-cell office:value-type="string">
            <text:p>phɯe55dɯ33</text:p>
          </table:table-cell>
          <table:table-cell/>
          <table:table-cell office:value-type="string">
            <text:p>斧头</text:p>
          </table:table-cell>
          <table:table-cell office:value-type="string">
            <text:p>tɯ-rpa?</text:p>
          </table:table-cell>
          <table:table-cell table:number-columns-repeated="5"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tshiè tshié</text:p>
          </table:table-cell>
          <table:table-cell office:value-type="string">
            <text:p>ie</text:p>
          </table:table-cell>
          <table:table-cell office:value-type="float" office:value="55">
            <text:p>55</text:p>
          </table:table-cell>
          <table:table-cell office:value-type="string">
            <text:p>a21zie21dzie21</text:p>
          </table:table-cell>
          <table:table-cell/>
          <table:table-cell office:value-type="string">
            <text:p>糖</text:p>
          </table:table-cell>
          <table:table-cell table:number-columns-repeated="6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phǎ</text:p>
          </table:table-cell>
          <table:table-cell office:value-type="string">
            <text:p>a</text:p>
          </table:table-cell>
          <table:table-cell office:value-type="float" office:value="35">
            <text:p>35</text:p>
          </table:table-cell>
          <table:table-cell office:value-type="string">
            <text:p>ba21mi21</text:p>
          </table:table-cell>
          <table:table-cell/>
          <table:table-cell office:value-type="string">
            <text:p>耙子</text:p>
          </table:table-cell>
          <table:table-cell table:number-columns-repeated="2"/>
          <table:table-cell office:value-type="string">
            <text:p>耙子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khɯ̌</text:p>
          </table:table-cell>
          <table:table-cell office:value-type="string">
            <text:p>ɯ</text:p>
          </table:table-cell>
          <table:table-cell office:value-type="float" office:value="35">
            <text:p>35</text:p>
          </table:table-cell>
          <table:table-cell office:value-type="string">
            <text:p>khɯ33to21</text:p>
          </table:table-cell>
          <table:table-cell/>
          <table:table-cell office:value-type="string">
            <text:p>锯子</text:p>
          </table:table-cell>
          <table:table-cell table:number-columns-repeated="6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á ŋái</text:p>
          </table:table-cell>
          <table:table-cell office:value-type="string">
            <text:p>ai</text:p>
          </table:table-cell>
          <table:table-cell office:value-type="float" office:value="55">
            <text:p>55</text:p>
          </table:table-cell>
          <table:table-cell office:value-type="string">
            <text:p>a21ɣɯ55</text:p>
          </table:table-cell>
          <table:table-cell/>
          <table:table-cell office:value-type="string">
            <text:p>针</text:p>
          </table:table-cell>
          <table:table-cell office:value-type="string">
            <text:p>taqaβ?</text:p>
          </table:table-cell>
          <table:table-cell table:number-columns-repeated="5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thóŋmòŋ</text:p>
          </table:table-cell>
          <table:table-cell office:value-type="string">
            <text:p>oŋ</text:p>
          </table:table-cell>
          <table:table-cell office:value-type="float" office:value="55">
            <text:p>55</text:p>
          </table:table-cell>
          <table:table-cell office:value-type="string">
            <text:p>tu55mu35</text:p>
          </table:table-cell>
          <table:table-cell/>
          <table:table-cell office:value-type="string">
            <text:p>线</text:p>
          </table:table-cell>
          <table:table-cell table:number-columns-repeated="6"/>
        </table:table-row>
        <table:table-row table:style-name="ro1">
          <table:table-cell office:value-type="float" office:value="515">
            <text:p>515</text:p>
          </table:table-cell>
          <table:table-cell table:number-columns-repeated="3"/>
          <table:table-cell office:value-type="string">
            <text:p>(tu55mu35) phie33</text:p>
          </table:table-cell>
          <table:table-cell/>
          <table:table-cell office:value-type="string">
            <text:p>纺车</text:p>
          </table:table-cell>
          <table:table-cell office:value-type="string">
            <text:p>jpɣo</text:p>
          </table:table-cell>
          <table:table-cell office:value-type="string">
            <text:p>ɴphaŋ.ma</text:p>
          </table:table-cell>
          <table:table-cell office:value-type="string">
            <text:p>纺</text:p>
          </table:table-cell>
          <table:table-cell table:number-columns-repeated="3"/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khà</text:p>
          </table:table-cell>
          <table:table-cell office:value-type="string">
            <text:p>a</text:p>
          </table:table-cell>
          <table:table-cell office:value-type="float" office:value="21">
            <text:p>21</text:p>
          </table:table-cell>
          <table:table-cell office:value-type="string">
            <text:p>kho35</text:p>
          </table:table-cell>
          <table:table-cell/>
          <table:table-cell office:value-type="string">
            <text:p>柴</text:p>
          </table:table-cell>
          <table:table-cell table:number-columns-repeated="6"/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pútsí</text:p>
          </table:table-cell>
          <table:table-cell office:value-type="string">
            <text:p>u</text:p>
          </table:table-cell>
          <table:table-cell office:value-type="float" office:value="55">
            <text:p>55</text:p>
          </table:table-cell>
          <table:table-cell office:value-type="string">
            <text:p>mu21dzi35</text:p>
          </table:table-cell>
          <table:table-cell/>
          <table:table-cell office:value-type="string">
            <text:p>筷子</text:p>
          </table:table-cell>
          <table:table-cell table:number-columns-repeated="6"/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pù tshǐ</text:p>
          </table:table-cell>
          <table:table-cell office:value-type="string">
            <text:p>u</text:p>
          </table:table-cell>
          <table:table-cell office:value-type="float" office:value="21">
            <text:p>21</text:p>
          </table:table-cell>
          <table:table-cell office:value-type="string">
            <text:p>mu35tshi55</text:p>
          </table:table-cell>
          <table:table-cell/>
          <table:table-cell office:value-type="string">
            <text:p>草木灰</text:p>
          </table:table-cell>
          <table:table-cell table:number-columns-repeated="6"/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lâ</text:p>
          </table:table-cell>
          <table:table-cell office:value-type="string">
            <text:p>a</text:p>
          </table:table-cell>
          <table:table-cell office:value-type="float" office:value="53">
            <text:p>53</text:p>
          </table:table-cell>
          <table:table-cell office:value-type="string">
            <text:p>lo55xo21</text:p>
          </table:table-cell>
          <table:table-cell/>
          <table:table-cell office:value-type="string">
            <text:p>路</text:p>
          </table:table-cell>
          <table:table-cell/>
          <table:table-cell office:value-type="string">
            <text:p>lam</text:p>
          </table:table-cell>
          <table:table-cell table:number-columns-repeated="2"/>
          <table:table-cell office:value-type="string">
            <text:p>lɛ̄m</text:p>
          </table:table-cell>
          <table:table-cell/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pû</text:p>
          </table:table-cell>
          <table:table-cell office:value-type="string">
            <text:p>u</text:p>
          </table:table-cell>
          <table:table-cell office:value-type="float" office:value="53">
            <text:p>53</text:p>
          </table:table-cell>
          <table:table-cell office:value-type="string">
            <text:p>bu21tɕi55</text:p>
          </table:table-cell>
          <table:table-cell/>
          <table:table-cell office:value-type="string">
            <text:p>船</text:p>
          </table:table-cell>
          <table:table-cell table:number-columns-repeated="6"/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mɯě</text:p>
          </table:table-cell>
          <table:table-cell office:value-type="string">
            <text:p>ɯe</text:p>
          </table:table-cell>
          <table:table-cell office:value-type="float" office:value="35">
            <text:p>35</text:p>
          </table:table-cell>
          <table:table-cell office:value-type="string">
            <text:p>mɯe21</text:p>
          </table:table-cell>
          <table:table-cell/>
          <table:table-cell office:value-type="string">
            <text:p>墨水</text:p>
          </table:table-cell>
          <table:table-cell table:number-columns-repeated="6"/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tshí tsh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mu21tshi21</text:p>
          </table:table-cell>
          <table:table-cell/>
          <table:table-cell office:value-type="string">
            <text:p>字</text:p>
          </table:table-cell>
          <table:table-cell table:number-columns-repeated="2"/>
          <table:table-cell office:value-type="string">
            <text:p>字</text:p>
          </table:table-cell>
          <table:table-cell table:number-columns-repeated="3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xɯè</text:p>
          </table:table-cell>
          <table:table-cell office:value-type="string">
            <text:p>ɯe</text:p>
          </table:table-cell>
          <table:table-cell office:value-type="float" office:value="21">
            <text:p>21</text:p>
          </table:table-cell>
          <table:table-cell office:value-type="string">
            <text:p>xɯe35bu21</text:p>
          </table:table-cell>
          <table:table-cell/>
          <table:table-cell office:value-type="string">
            <text:p>锣</text:p>
          </table:table-cell>
          <table:table-cell table:number-columns-repeated="6"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siè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office:value-type="string">
            <text:p>sie35</text:p>
          </table:table-cell>
          <table:table-cell/>
          <table:table-cell office:value-type="string">
            <text:p>药</text:p>
          </table:table-cell>
          <table:table-cell table:number-columns-repeated="6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mù tsì</text:p>
          </table:table-cell>
          <table:table-cell office:value-type="string">
            <text:p>u</text:p>
          </table:table-cell>
          <table:table-cell office:value-type="float" office:value="21">
            <text:p>21</text:p>
          </table:table-cell>
          <table:table-cell office:value-type="string">
            <text:p>moŋ35</text:p>
          </table:table-cell>
          <table:table-cell/>
          <table:table-cell office:value-type="string">
            <text:p>梦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á ziè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office:value-type="string">
            <text:p>a21zie35</text:p>
          </table:table-cell>
          <table:table-cell/>
          <table:table-cell office:value-type="string">
            <text:p>鬼</text:p>
          </table:table-cell>
          <table:table-cell table:number-columns-repeated="6"/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pâ</text:p>
          </table:table-cell>
          <table:table-cell office:value-type="string">
            <text:p>a</text:p>
          </table:table-cell>
          <table:table-cell office:value-type="float" office:value="53">
            <text:p>53</text:p>
          </table:table-cell>
          <table:table-cell office:value-type="string">
            <text:p>bo35</text:p>
          </table:table-cell>
          <table:table-cell/>
          <table:table-cell office:value-type="string">
            <text:p>看</text:p>
          </table:table-cell>
          <table:table-cell table:number-columns-repeated="6"/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j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office:value-type="string">
            <text:p>bo21ji35</text:p>
          </table:table-cell>
          <table:table-cell/>
          <table:table-cell office:value-type="string">
            <text:p>看见</text:p>
          </table:table-cell>
          <table:table-cell table:number-columns-repeated="6"/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zù</text:p>
          </table:table-cell>
          <table:table-cell office:value-type="string">
            <text:p>u</text:p>
          </table:table-cell>
          <table:table-cell office:value-type="float" office:value="21">
            <text:p>21</text:p>
          </table:table-cell>
          <table:table-cell office:value-type="string">
            <text:p>xo33zi21</text:p>
          </table:table-cell>
          <table:table-cell/>
          <table:table-cell office:value-type="string">
            <text:p>听</text:p>
          </table:table-cell>
          <table:table-cell table:number-columns-repeated="6"/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tɕhíɲ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office:value-type="string">
            <text:p>ɲie35</text:p>
          </table:table-cell>
          <table:table-cell/>
          <table:table-cell office:value-type="string">
            <text:p>闭上（眼睛）</text:p>
          </table:table-cell>
          <table:table-cell table:number-columns-repeated="6"/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kǎ</text:p>
          </table:table-cell>
          <table:table-cell office:value-type="string">
            <text:p>a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吃</text:p>
          </table:table-cell>
          <table:table-cell office:value-type="string">
            <text:p>nɤŋka</text:p>
          </table:table-cell>
          <table:table-cell table:number-columns-repeated="3"/>
          <table:table-cell office:value-type="string">
            <text:p>kA</text:p>
          </table:table-cell>
          <table:table-cell/>
        </table:table-row>
        <table:table-row table:style-name="ro1">
          <table:table-cell office:value-type="float" office:value="629">
            <text:p>629</text:p>
          </table:table-cell>
          <table:table-cell table:number-columns-repeated="3"/>
          <table:table-cell office:value-type="string">
            <text:p>dzɯ33</text:p>
          </table:table-cell>
          <table:table-cell/>
          <table:table-cell office:value-type="string">
            <text:p>喝</text:p>
          </table:table-cell>
          <table:table-cell office:value-type="string">
            <text:p>ndza</text:p>
          </table:table-cell>
          <table:table-cell table:number-columns-repeated="5"/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tɕhiè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office:value-type="string">
            <text:p>tɕhie35</text:p>
          </table:table-cell>
          <table:table-cell/>
          <table:table-cell office:value-type="string">
            <text:p>咀嚼</text:p>
          </table:table-cell>
          <table:table-cell table:number-columns-repeated="6"/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lǎ</text:p>
          </table:table-cell>
          <table:table-cell office:value-type="string">
            <text:p>a</text:p>
          </table:table-cell>
          <table:table-cell office:value-type="float" office:value="35">
            <text:p>35</text:p>
          </table:table-cell>
          <table:table-cell office:value-type="string">
            <text:p>lio21</text:p>
          </table:table-cell>
          <table:table-cell/>
          <table:table-cell office:value-type="string">
            <text:p>添</text:p>
          </table:table-cell>
          <table:table-cell/>
          <table:table-cell office:value-type="string">
            <text:p>ldag</text:p>
          </table:table-cell>
          <table:table-cell office:value-type="string">
            <text:p>食</text:p>
          </table:table-cell>
          <table:table-cell table:number-columns-repeated="3"/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phǐ</text:p>
          </table:table-cell>
          <table:table-cell office:value-type="string">
            <text:p>i</text:p>
          </table:table-cell>
          <table:table-cell office:value-type="float" office:value="35">
            <text:p>35</text:p>
          </table:table-cell>
          <table:table-cell office:value-type="string">
            <text:p>phi55</text:p>
          </table:table-cell>
          <table:table-cell/>
          <table:table-cell office:value-type="string">
            <text:p>吐</text:p>
          </table:table-cell>
          <table:table-cell office:value-type="string">
            <text:p>mɯjphɤt</text:p>
          </table:table-cell>
          <table:table-cell table:number-columns-repeated="5"/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lóŋ</text:p>
          </table:table-cell>
          <table:table-cell office:value-type="string">
            <text:p>oŋ</text:p>
          </table:table-cell>
          <table:table-cell office:value-type="float" office:value="55">
            <text:p>55</text:p>
          </table:table-cell>
          <table:table-cell office:value-type="string">
            <text:p>ɲioŋ55</text:p>
          </table:table-cell>
          <table:table-cell/>
          <table:table-cell office:value-type="string">
            <text:p>咳嗽</text:p>
          </table:table-cell>
          <table:table-cell table:number-columns-repeated="6"/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miě</text:p>
          </table:table-cell>
          <table:table-cell office:value-type="string">
            <text:p>ie</text:p>
          </table:table-cell>
          <table:table-cell office:value-type="float" office:value="35">
            <text:p>35</text:p>
          </table:table-cell>
          <table:table-cell office:value-type="string">
            <text:p>mi55</text:p>
          </table:table-cell>
          <table:table-cell/>
          <table:table-cell office:value-type="string">
            <text:p>吹</text:p>
          </table:table-cell>
          <table:table-cell office:value-type="string">
            <text:p>ɣɤmɯt</text:p>
          </table:table-cell>
          <table:table-cell table:number-columns-repeated="5"/>
        </table:table-row>
        <table:table-row table:style-name="ro1">
          <table:table-cell office:value-type="float" office:value="646">
            <text:p>646</text:p>
          </table:table-cell>
          <table:table-cell table:number-columns-repeated="3"/>
          <table:table-cell office:value-type="string">
            <text:p>dzo35</text:p>
          </table:table-cell>
          <table:table-cell/>
          <table:table-cell office:value-type="string">
            <text:p>拿</text:p>
          </table:table-cell>
          <table:table-cell/>
          <table:table-cell office:value-type="string">
            <text:p>bzuŋ?</text:p>
          </table:table-cell>
          <table:table-cell table:number-columns-repeated="4"/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thiě</text:p>
          </table:table-cell>
          <table:table-cell office:value-type="string">
            <text:p>ie</text:p>
          </table:table-cell>
          <table:table-cell office:value-type="float" office:value="35">
            <text:p>35</text:p>
          </table:table-cell>
          <table:table-cell office:value-type="string">
            <text:p>thie55</text:p>
          </table:table-cell>
          <table:table-cell/>
          <table:table-cell office:value-type="string">
            <text:p>摘</text:p>
          </table:table-cell>
          <table:table-cell table:number-columns-repeated="6"/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tshí tshâ</text:p>
          </table:table-cell>
          <table:table-cell office:value-type="string">
            <text:p>a</text:p>
          </table:table-cell>
          <table:table-cell office:value-type="float" office:value="53">
            <text:p>53</text:p>
          </table:table-cell>
          <table:table-cell office:value-type="string">
            <text:p>tsha35</text:p>
          </table:table-cell>
          <table:table-cell/>
          <table:table-cell office:value-type="string">
            <text:p>撕</text:p>
          </table:table-cell>
          <table:table-cell table:number-columns-repeated="6"/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thú thú</text:p>
          </table:table-cell>
          <table:table-cell office:value-type="string">
            <text:p>u</text:p>
          </table:table-cell>
          <table:table-cell office:value-type="float" office:value="55">
            <text:p>55</text:p>
          </table:table-cell>
          <table:table-cell office:value-type="string">
            <text:p>thu55</text:p>
          </table:table-cell>
          <table:table-cell/>
          <table:table-cell office:value-type="string">
            <text:p>捡</text:p>
          </table:table-cell>
          <table:table-cell/>
          <table:table-cell office:value-type="string">
            <text:p>ɴthu?</text:p>
          </table:table-cell>
          <table:table-cell table:number-columns-repeated="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6/04/2016</text:date>, <text:time>18:0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4-05T18:10:35.16</meta:creation-date>
    <dc:date>2016-04-06T18:06:58.76</dc:date>
    <meta:editing-duration>PT02H41M41S</meta:editing-duration>
    <meta:editing-cycles>69</meta:editing-cycles>
    <meta:generator>OpenOffice.org/3.0$Win32 OpenOffice.org_project/300m15$Build-9379</meta:generator>
    <meta:document-statistic meta:table-count="3" meta:cell-count="840" meta:object-count="0"/>
    <meta:user-defined meta:name="Info 1"/>
    <meta:user-defined meta:name="Info 2"/>
    <meta:user-defined meta:name="Info 3"/>
    <meta:user-defined meta:name="Info 4"/>
  </office:meta>
</office:document-meta>
</file>